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9222in" fo:margin-left="0in" fo:margin-right="0.0028in" table:align="margins"/>
    </style:style>
    <style:style style:name="Table1.A" style:family="table-column">
      <style:table-column-properties style:column-width="1.9681in" style:rel-column-width="2834*"/>
    </style:style>
    <style:style style:name="Table1.B" style:family="table-column">
      <style:table-column-properties style:column-width="0.8257in" style:rel-column-width="1189*"/>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fo:break-before="page"/>
    </style:style>
    <style:style style:name="P8" style:family="paragraph" style:parent-style-name="Table_20_Contents">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ver Page</text:p>
      <text:p text:style-name="P7">Table of Contents</text:p>
      <text:p text:style-name="P7">Thesis:</text:p>
      <text:p text:style-name="P1"/>
      <text:p text:style-name="P1">The use of visualized data is increasingly growing in all fields as it provides an easy way to realize and compare data as well as representing it in a very efficient way. One of the most used data visualization types is diagrams. They are vastly used in network, databases, and organizational structure representation. Some sorts of diagrams were so professionally used that they got standardized like UML. Their understandability and ease of creation are the main two factors that caused diagrams to be so vastly used. A lot of diagramming tools have been developed to aid the professional as well as the non-professional users create fast-easy/complex-large diagrams. </text:p>
      <text:p text:style-name="P1"/>
      <text:p text:style-name="P1">Some diagramming software provide a set of accessibility tools to enable disabled, or people who have special needs, to use the features of the software effectively. When talking about diagrams, the main functionality available in a diagramming tool would be selecting right nodes/shapes, removing, editing, and adding them to/form the diagram. For some disabled people, the use of the mouse and/or other pointing devices is a real problem, thus, providing something like keyboard navigation, editing and creation of a diagram would be a really needed function. Such functionality would be also very useful for professional diagram editors as it would increase their productivity eliminating the need to switch often between their keyboard and pointing devices. One other thing that would be very useful, if the diagram creation using the keyboard was done through typing/running some sort of script that would create the diagram through steps defined in that script, this would allow computers to create diagrams step by step for presentations and/or demonstrations. With a small alternation to the way this function is implemented, one could do something like mapping some visual attributes of diagram elements to the input value of a sensor and/or the value of a specific variable stored in a database.</text:p>
      <text:p text:style-name="P7">Taking a look at the features related to this topic, eight features were deducted relative to which the existing diagramming tools were investigated.</text:p>
      <text:p text:style-name="P1"/>
      <text:p text:style-name="P2">Feature 1:<text:span text:style-name="T1"> Smart Navigation considering the position of the nodes and its connections.</text:span></text:p>
      <text:p text:style-name="P2">Feature 2:<text:span text:style-name="T1"> Deleting shapes using keyboard.</text:span></text:p>
      <text:p text:style-name="P2">Feature 3: <text:span text:style-name="T1">Dragging shapes using keyboard.</text:span></text:p>
      <text:p text:style-name="P2">Feature 4:<text:span text:style-name="T1"> Editing shape properties using keyboard.</text:span></text:p>
      <text:p text:style-name="P2">Feature 5: <text:span text:style-name="T1">Adding shapes using keyboard.</text:span></text:p>
      <text:p text:style-name="P3">Feature 6: <text:span text:style-name="T1">Creating diagram using a script.</text:span></text:p>
      <text:p text:style-name="P6"/>
      <text:p text:style-name="P6">- not implemented.</text:p>
      <text:p text:style-name="P6">+ implemented in an unusable, inefficient, or incomplete way.</text:p>
      <text:p text:style-name="P6">++ fully implemented in a usable and efficient way.</text:p>
      <table:table table:name="Table1" table:style-name="Table1">
        <table:table-column table:style-name="Table1.A"/>
        <table:table-column table:style-name="Table1.B" table:number-columns-repeated="6"/>
        <table:table-row>
          <table:table-cell table:style-name="Table1.A1" office:value-type="string">
            <text:p text:style-name="P8">Tool</text:p>
          </table:table-cell>
          <table:table-cell table:style-name="Table1.A1" office:value-type="string">
            <text:p text:style-name="P8">F 1</text:p>
          </table:table-cell>
          <table:table-cell table:style-name="Table1.A1" office:value-type="string">
            <text:p text:style-name="P8">F 2</text:p>
          </table:table-cell>
          <table:table-cell table:style-name="Table1.A1" office:value-type="string">
            <text:p text:style-name="P8">F 3</text:p>
          </table:table-cell>
          <table:table-cell table:style-name="Table1.A1" office:value-type="string">
            <text:p text:style-name="P8">F 4</text:p>
          </table:table-cell>
          <table:table-cell table:style-name="Table1.A1" office:value-type="string">
            <text:p text:style-name="P8">F 5</text:p>
          </table:table-cell>
          <table:table-cell table:style-name="Table1.G1" office:value-type="string">
            <text:p text:style-name="P8">F 6</text:p>
          </table:table-cell>
        </table:table-row>
        <table:table-row>
          <table:table-cell table:style-name="Table1.A2" office:value-type="string">
            <text:p text:style-name="P8">Papyru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ArgoUML</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Violet</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yEd</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OpenOffice Draw</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xfig</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 [1]</text:p>
          </table:table-cell>
          <table:table-cell table:style-name="Table1.G2" office:value-type="string">
            <text:p text:style-name="Table_20_Contents">-</text:p>
          </table:table-cell>
        </table:table-row>
        <table:table-row>
          <table:table-cell table:style-name="Table1.A2" office:value-type="string">
            <text:p text:style-name="P8">IBM Webshpere Studio</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row>
          <table:table-cell table:style-name="Table1.A2" office:value-type="string">
            <text:p text:style-name="P8">IBM Rational Application Developer</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G2" office:value-type="string">
            <text:p text:style-name="Table_20_Contents">-</text:p>
          </table:table-cell>
        </table:table-row>
      </table:table>
      <text:p text:style-name="P4"/>
      <text:p text:style-name="P5"/>
      <text:p text:style-name="P5"/>
      <text:p text:style-name="P6">[1], xifg has keyboard accelerators to almost every item in the toolbox but it doesn't support drawing with the keyboard.</text:p>
      <text:p text:style-name="P1">// combine 1, 2 3 together and add connection navigation.</text:p>
      <text:p text:style-name="P1">// describe the features from the users' pt of view.</text:p>
      <text:p text:style-name="P1">// take a look @ the svg parser.</text:p>
      <text:p text:style-name="P1">// take a look @ the SR documents and check if there are other features we would like to add.</text:p>
      <text:p text:style-name="P1">// decide if we'll do the presentation or not.</text:p>
      <text:p text:style-name="P1">// may b write a time sketch and ask them abt it.</text:p>
      <text:p text:style-name="P1">// read a little bit about parsers</text:p>
      <text:p text:style-name="P1"/>
      <text:p text:style-name="P1"/>
      <text:p text:style-name="P4">Table *.*</text:p>
      <text:p text:style-name="P4"/>
      <text:p text:style-name="P4"/>
      <text:p text:style-name="P4"/>
      <text:p text:style-name="P1">The results of these investigations are stated in Table *.* and documented here.</text:p>
      <text:p text:style-name="P1"/>
      <text:p text:style-name="P3">Feature 1:</text:p>
      <text:p text:style-name="P3">Feature 1<text:span text:style-name="T1"> can be roughly divided into 3 levels of navigation: </text:span>Level 1<text:span text:style-name="T1">, Tabbed Navigation in the order </text:span><text:soft-page-break/><text:span text:style-name="T1">of creation, or may be in the order the nodes are layout-ed on the screen. </text:span>Level 2<text:span text:style-name="T1">, Navigation using the arrows keys based on the relative position of the nodes. </text:span>Level 3<text:span text:style-name="T1">, Navigation following the connections.</text:span></text:p>
      <text:p text:style-name="P3"><text:span text:style-name="T1"><text:s/></text:span></text:p>
      <text:p text:style-name="P6"><text:span text:style-name="T2">Level 1</text:span> is implemented is many tools, and is straight forward to implement, but it is not that useful for the user, as to navigate to the needed node, the user has to hit tab(or another key) continuously till the node he wants is selected, which usually takes time. This feature is replaceable by <text:span text:style-name="T2">Feature 2</text:span> as they both can do the same functionality.</text:p>
      <text:p text:style-name="P6"><text:span text:style-name="T2">Level 2 </text:span>is similar to the one before but implemented in a more usable way because the user will usually want to select the node according to its place relative to other nodes. The user will use the arrow keys to navigate between the nodes, for example, pressing the right arrow will move the selection to the closest node on the right relative to the previously selected node. In spite of the increased usability of this feature comparing to <text:span text:style-name="T2">Level 1</text:span>, it is still not very usable because when dealing with diagrams the user might want to go to a connected node that might not be a neighbor node form point of view of place. In other words, for diagrams in general and specially speaking for network diagrams, the distance between two nodes is relative to it's connection to other nodes, not to the visual distance between the investigated node and its neighbors. This feature is considered a must in a diagramming tool to emphasize usability.</text:p>
      <text:p text:style-name="P3">Level 3<text:span text:style-name="T1"> is the highest level of effectiveness of navigation, it allows the user to choose the connection he wants to follow and then follow this connection to the next node and so on. This feature does not replace </text:span>Level 2<text:span text:style-name="T1">, as for not connected diagrams, the user will be restricted only to one part of the diagram. Thus, </text:span>Level 2 <text:span text:style-name="T1"><text:s/>and </text:span>Level 3<text:span text:style-name="T1">, complete each other to a fully navigable diagram.</text:span></text:p>
      <text:p text:style-name="P1"/>
      <text:p text:style-name="P1"/>
      <text:p text:style-name="P1"/>
      <text:p text:style-name="P1"/>
      <text:p text:style-name="P1"/>
      <text:p text:style-name="P1">// start with the implementation and hacking in the code of di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6-30T13:38:01</meta:creation-date>
    <dc:date>2008-07-11T13:21:56</dc:date>
    <meta:editing-cycles>15</meta:editing-cycles>
    <meta:editing-duration>PT5H19M19S</meta:editing-duration>
    <meta:user-defined meta:name="Info 1"/>
    <meta:user-defined meta:name="Info 2"/>
    <meta:user-defined meta:name="Info 3"/>
    <meta:user-defined meta:name="Info 4"/>
    <meta:document-statistic meta:table-count="1" meta:image-count="0" meta:object-count="0" meta:page-count="5" meta:paragraph-count="95" meta:word-count="912" meta:character-count="5419"/>
  </office:meta>
</office:document-meta>
</file>